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5abfd" officeooo:paragraph-rsid="0005abfd" style:font-size-asian="17.5pt" style:font-size-complex="20pt"/>
    </style:style>
    <style:style style:name="P2" style:family="paragraph" style:parent-style-name="Standard">
      <style:text-properties fo:font-size="20pt" officeooo:rsid="0005abfd" officeooo:paragraph-rsid="00004f58" style:font-size-asian="17.5pt" style:font-size-complex="20pt"/>
    </style:style>
    <style:style style:name="P3" style:family="paragraph" style:parent-style-name="Standard">
      <style:text-properties fo:font-size="20pt" officeooo:rsid="00091a67" officeooo:paragraph-rsid="00091a67" style:font-size-asian="17.5pt" style:font-size-complex="20pt"/>
    </style:style>
    <style:style style:name="P4" style:family="paragraph" style:parent-style-name="Standard">
      <style:text-properties fo:font-size="30pt" officeooo:rsid="0005abfd" officeooo:paragraph-rsid="0005abfd" style:font-size-asian="30pt" style:font-size-complex="30pt"/>
    </style:style>
    <style:style style:name="P5" style:family="paragraph" style:parent-style-name="Standard">
      <style:text-properties fo:font-size="20pt" officeooo:rsid="000d6b28" officeooo:paragraph-rsid="000d6b28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MANDES</text:p>
      <text:p text:style-name="P2">0 – Avancer</text:p>
      <text:p text:style-name="P1">1 – Reculer</text:p>
      <text:p text:style-name="P1">2 – Tourner à droite</text:p>
      <text:p text:style-name="P1">3 – Tourner à gauche</text:p>
      <text:p text:style-name="P1">4 – Menu</text:p>
      <text:p text:style-name="P1">5 – Sauter</text:p>
      <text:p text:style-name="P1">6 – Grimper</text:p>
      <text:p text:style-name="P3">7 – Courir</text:p>
      <text:p text:style-name="P5">8 – Interagir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15T14:23:22.705000000</meta:creation-date>
    <dc:date>2021-07-20T16:13:09.295000000</dc:date>
    <meta:editing-duration>PT3M39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0" meta:word-count="23" meta:character-count="123" meta:non-whitespace-character-count="101"/>
  </office:meta>
</office:document-meta>
</file>